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8.44pt">
            <loext:p draw:notify-on-update-of-ranges="Sheet1.A16:Sheet1.A26 Sheet1.B15:Sheet1.B15 Sheet1.B16:Sheet1.B26 Sheet1.A16:Sheet1.A26 Sheet1.C15:Sheet1.C15 Sheet1.C16:Sheet1.C26 Sheet1.A16:Sheet1.A26 Sheet1.D15:Sheet1.D15 Sheet1.D16:Sheet1.D26 Sheet1.A16:Sheet1.A26 Sheet1.E15:Sheet1.E15 Sheet1.E16:Sheet1.E26 Sheet1.A16:Sheet1.A26 Sheet1.F15:Sheet1.F15 Sheet1.F16:Sheet1.F26 Sheet1.A16:Sheet1.A26 Sheet1.G15:Sheet1.G15 Sheet1.G16:Sheet1.G26 Sheet1.A16:Sheet1.A26 Sheet1.H15:Sheet1.H15 Sheet1.H16:Sheet1.H26 Sheet1.A16:Sheet1.A26 Sheet1.I15:Sheet1.I15 Sheet1.I16:Sheet1.I26 Sheet1.A16:Sheet1.A26 Sheet1.J15:Sheet1.J15 Sheet1.J16:Sheet1.J26 Sheet1.A16:Sheet1.A26 Sheet1.K15:Sheet1.K15 Sheet1.K16:Sheet1.K26 Sheet1.A16:Sheet1.A26 Sheet1.L15:Sheet1.L15 Sheet1.L16:Sheet1.L26 Sheet1.A16:Sheet1.A26 Sheet1.M15:Sheet1.M15 Sheet1.M16:Sheet1.M26 Sheet1.A16:Sheet1.A26 Sheet1.N15:Sheet1.N15 Sheet1.N16:Sheet1.N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6 Sheet1.B15:Sheet1.B15 Sheet1.B16:Sheet1.B26 Sheet1.A16:Sheet1.A26 Sheet1.C15:Sheet1.C15 Sheet1.C16:Sheet1.C26 Sheet1.A16:Sheet1.A26 Sheet1.D15:Sheet1.D15 Sheet1.D16:Sheet1.D26 Sheet1.A16:Sheet1.A26 Sheet1.E15:Sheet1.E15 Sheet1.E16:Sheet1.E26 Sheet1.A16:Sheet1.A26 Sheet1.F15:Sheet1.F15 Sheet1.F16:Sheet1.F26 Sheet1.A16:Sheet1.A26 Sheet1.G15:Sheet1.G15 Sheet1.G16:Sheet1.G26 Sheet1.A16:Sheet1.A26 Sheet1.H15:Sheet1.H15 Sheet1.H16:Sheet1.H26 Sheet1.A16:Sheet1.A26 Sheet1.I15:Sheet1.I15 Sheet1.I16:Sheet1.I26 Sheet1.A16:Sheet1.A26 Sheet1.J15:Sheet1.J15 Sheet1.J16:Sheet1.J26 Sheet1.A16:Sheet1.A26 Sheet1.K15:Sheet1.K15 Sheet1.K16:Sheet1.K26 Sheet1.A16:Sheet1.A26 Sheet1.L15:Sheet1.L15 Sheet1.L16:Sheet1.L26 Sheet1.A16:Sheet1.A26 Sheet1.M15:Sheet1.M15 Sheet1.M16:Sheet1.M26 Sheet1.A16:Sheet1.A26 Sheet1.N15:Sheet1.N15 Sheet1.N16:Sheet1.N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table:number-columns-repeated="2" office:value-type="float" office:value="-18.00202814" calcext:value-type="float">
            <text:p>-18.00202814</text:p>
          </table:table-cell>
          <table:table-cell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6563" calcext:value-type="float">
            <text:p>-18.00816563</text:p>
          </table:table-cell>
          <table:table-cell office:value-type="float" office:value="-18.00816568" calcext:value-type="float">
            <text:p>-18.00816568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2" office:value-type="float" office:value="-18.03315833" calcext:value-type="float">
            <text:p>-18.03315833</text:p>
          </table:table-cell>
          <table:table-cell/>
          <table:table-cell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04805" calcext:value-type="float">
            <text:p>-18.03304805</text:p>
          </table:table-cell>
          <table:table-cell office:value-type="float" office:value="-18.0330492" calcext:value-type="float">
            <text:p>-18.0330492</text:p>
          </table:table-cell>
          <table:table-cell office:value-type="float" office:value="-18.03315799" calcext:value-type="float">
            <text:p>-18.03315799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/>
          <table:table-cell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451088" calcext:value-type="float">
            <text:p>-18.13451088</text:p>
          </table:table-cell>
          <table:table-cell office:value-type="float" office:value="-18.13454181" calcext:value-type="float">
            <text:p>-18.13454181</text:p>
          </table:table-cell>
          <table:table-cell office:value-type="float" office:value="-18.13644271" calcext:value-type="float">
            <text:p>-18.13644271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/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412655" calcext:value-type="float">
            <text:p>-18.5412655</text:p>
          </table:table-cell>
          <table:table-cell office:value-type="float" office:value="-18.54208365" calcext:value-type="float">
            <text:p>-18.54208365</text:p>
          </table:table-cell>
          <table:table-cell office:value-type="float" office:value="-18.57505084" calcext:value-type="float">
            <text:p>-18.57505084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/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19.98549301" calcext:value-type="float">
            <text:p>-19.98549301</text:p>
          </table:table-cell>
          <table:table-cell office:value-type="float" office:value="-19.99845059" calcext:value-type="float">
            <text:p>-19.99845059</text:p>
          </table:table-cell>
          <table:table-cell office:value-type="float" office:value="-20.40235121" calcext:value-type="float">
            <text:p>-20.40235121</text:p>
          </table:table-cell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18.32514077" calcext:value-type="float">
            <text:p>-18.32514077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/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3.97255593" calcext:value-type="float">
            <text:p>-23.97255593</text:p>
          </table:table-cell>
          <table:table-cell office:value-type="float" office:value="-24.05796888" calcext:value-type="float">
            <text:p>-24.05796888</text:p>
          </table:table-cell>
          <table:table-cell office:value-type="float" office:value="-26.15047048" calcext:value-type="float">
            <text:p>-26.15047048</text:p>
          </table:table-cell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0.65028154" calcext:value-type="float">
            <text:p>-20.65028154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2.98654439" calcext:value-type="float">
            <text:p>-32.98654439</text:p>
          </table:table-cell>
          <table:table-cell office:value-type="float" office:value="-33.28764139" calcext:value-type="float">
            <text:p>-33.28764139</text:p>
          </table:table-cell>
          <table:table-cell office:value-type="float" office:value="-39.27529038" calcext:value-type="float">
            <text:p>-39.27529038</text:p>
          </table:table-cell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-25.30056308" calcext:value-type="float">
            <text:p>-25.3005630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1.74144869" calcext:value-type="float">
            <text:p>-51.74144869</text:p>
          </table:table-cell>
          <table:table-cell office:value-type="float" office:value="-52.52166637" calcext:value-type="float">
            <text:p>-52.52166637</text:p>
          </table:table-cell>
          <table:table-cell office:value-type="float" office:value="-66.265105" calcext:value-type="float">
            <text:p>-66.265105</text:p>
          </table:table-cell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-34.60112616" calcext:value-type="float">
            <text:p>-34.60112616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89.70742013" calcext:value-type="float">
            <text:p>-89.70742013</text:p>
          </table:table-cell>
          <table:table-cell office:value-type="float" office:value="-91.46672652" calcext:value-type="float">
            <text:p>-91.46672652</text:p>
          </table:table-cell>
          <table:table-cell/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-53.20225232" calcext:value-type="float">
            <text:p>-53.20225232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65.90410779" calcext:value-type="float">
            <text:p>-165.90410779</text:p>
          </table:table-cell>
          <table:table-cell office:value-type="float" office:value="-169.62899355" calcext:value-type="float">
            <text:p>-169.62899355</text:p>
          </table:table-cell>
          <table:table-cell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office:value-type="float" office:value="-18" calcext:value-type="float">
            <text:p>-18</text:p>
          </table:table-cell>
          <table:table-cell office:value-type="float" office:value="-90.40450464" calcext:value-type="float">
            <text:p>-90.40450464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18.44192874" calcext:value-type="float">
            <text:p>-318.44192874</text:p>
          </table:table-cell>
          <table:table-cell office:value-type="float" office:value="-326.10046218" calcext:value-type="float">
            <text:p>-326.100462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3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0.999807742552344" calcext:value-type="float">
            <text:p>0.9998</text:p>
          </table:table-cell>
          <table:table-cell table:style-name="ce1" table:formula="of:=([.P2]-[.$B2])/([.$K2]-[.$B2])" office:value-type="float" office:value="0.999807742552344" calcext:value-type="float">
            <text:p>0.9998</text:p>
          </table:table-cell>
          <table:table-cell table:style-name="ce1" table:formula="of:=([.Q2]-[.$B2])/([.$K2]-[.$B2])" office:value-type="float" office:value="1" calcext:value-type="float">
            <text:p>1.0000</text:p>
          </table:table-cell>
          <table:table-cell table:number-columns-repeated="3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204613730104" calcext:value-type="float">
            <text:p>0.9992</text:p>
          </table:table-cell>
          <table:table-cell table:style-name="ce1" table:formula="of:=([.P3]-[.$B3])/([.$K3]-[.$B3])" office:value-type="float" office:value="0.9992107320861" calcext:value-type="float">
            <text:p>0.9992</text:p>
          </table:table-cell>
          <table:table-cell table:style-name="ce1" table:formula="of:=([.Q3]-[.$B3])/([.$K3]-[.$B3])" office:value-type="float" office:value="1" calcext:value-type="float">
            <text:p>1.0000</text:p>
          </table:table-cell>
          <table:table-cell table:number-columns-repeated="3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6674138896691" calcext:value-type="float">
            <text:p>0.9967</text:p>
          </table:table-cell>
          <table:table-cell table:style-name="ce1" table:formula="of:=([.P4]-[.$B4])/([.$K4]-[.$B4])" office:value-type="float" office:value="0.996708820981079" calcext:value-type="float">
            <text:p>0.9967</text:p>
          </table:table-cell>
          <table:table-cell table:style-name="ce1" table:formula="of:=([.Q4]-[.$B4])/([.$K4]-[.$B4])" office:value-type="float" office:value="0.999989746166357" calcext:value-type="float">
            <text:p>1.0000</text:p>
          </table:table-cell>
          <table:table-cell table:number-columns-repeated="3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85657245742435" calcext:value-type="float">
            <text:p>0.9857</text:p>
          </table:table-cell>
          <table:table-cell table:style-name="ce1" table:formula="of:=([.P5]-[.$B5])/([.$K5]-[.$B5])" office:value-type="float" office:value="0.985883891933524" calcext:value-type="float">
            <text:p>0.9859</text:p>
          </table:table-cell>
          <table:table-cell table:style-name="ce1" table:formula="of:=([.Q5]-[.$B5])/([.$K5]-[.$B5])" office:value-type="float" office:value="0.999813143295427" calcext:value-type="float">
            <text:p>0.9998</text:p>
          </table:table-cell>
          <table:table-cell table:number-columns-repeated="3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37890518414126" calcext:value-type="float">
            <text:p>0.9379</text:p>
          </table:table-cell>
          <table:table-cell table:style-name="ce1" table:formula="of:=([.P6]-[.$B6])/([.$K6]-[.$B6])" office:value-type="float" office:value="0.939308187058512" calcext:value-type="float">
            <text:p>0.9393</text:p>
          </table:table-cell>
          <table:table-cell table:style-name="ce1" table:formula="of:=([.Q6]-[.$B6])/([.$K6]-[.$B6])" office:value-type="float" office:value="0.996432860476193" calcext:value-type="float">
            <text:p>0.9964</text:p>
          </table:table-cell>
          <table:table-cell table:number-columns-repeated="3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784564137227724" calcext:value-type="float">
            <text:p>0.7846</text:p>
          </table:table-cell>
          <table:table-cell table:style-name="ce1" table:formula="of:=([.P7]-[.$B7])/([.$K7]-[.$B7])" office:value-type="float" office:value="0.789684302608342" calcext:value-type="float">
            <text:p>0.7897</text:p>
          </table:table-cell>
          <table:table-cell table:style-name="ce1" table:formula="of:=([.Q7]-[.$B7])/([.$K7]-[.$B7])" office:value-type="float" office:value="0.949284935730713" calcext:value-type="float">
            <text:p>0.9493</text:p>
          </table:table-cell>
          <table:table-cell table:number-columns-repeated="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0.0316954045729007" calcext:value-type="float">
            <text:p>0.0317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582217285564117" calcext:value-type="float">
            <text:p>0.5822</text:p>
          </table:table-cell>
          <table:table-cell table:style-name="ce1" table:formula="of:=([.P8]-[.$B8])/([.$K8]-[.$B8])" office:value-type="float" office:value="0.59054351917061" calcext:value-type="float">
            <text:p>0.5905</text:p>
          </table:table-cell>
          <table:table-cell table:style-name="ce1" table:formula="of:=([.Q8]-[.$B8])/([.$K8]-[.$B8])" office:value-type="float" office:value="0.794524966287937" calcext:value-type="float">
            <text:p>0.7945</text:p>
          </table:table-cell>
          <table:table-cell table:number-columns-repeated="3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0.0843694441251312" calcext:value-type="float">
            <text:p>0.0844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477083811835668" calcext:value-type="float">
            <text:p>0.4771</text:p>
          </table:table-cell>
          <table:table-cell table:style-name="ce1" table:formula="of:=([.P9]-[.$B9])/([.$K9]-[.$B9])" office:value-type="float" office:value="0.486668977084845" calcext:value-type="float">
            <text:p>0.4867</text:p>
          </table:table-cell>
          <table:table-cell table:style-name="ce1" table:formula="of:=([.Q9]-[.$B9])/([.$K9]-[.$B9])" office:value-type="float" office:value="0.677280657118923" calcext:value-type="float">
            <text:p>0.6773</text:p>
          </table:table-cell>
          <table:table-cell table:number-columns-repeated="3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0.0941513390468703" calcext:value-type="float">
            <text:p>0.0942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435144870434401" calcext:value-type="float">
            <text:p>0.4351</text:p>
          </table:table-cell>
          <table:table-cell table:style-name="ce1" table:formula="of:=([.P10]-[.$B10])/([.$K10]-[.$B10])" office:value-type="float" office:value="0.445206907912206" calcext:value-type="float">
            <text:p>0.4452</text:p>
          </table:table-cell>
          <table:table-cell table:style-name="ce1" table:formula="of:=([.Q10]-[.$B10])/([.$K10]-[.$B10])" office:value-type="float" office:value="0.622448462562671" calcext:value-type="float">
            <text:p>0.6224</text:p>
          </table:table-cell>
          <table:table-cell table:number-columns-repeated="3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0.0967609164051031" calcext:value-type="float">
            <text:p>0.0968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41795210866734" calcext:value-type="float">
            <text:p>0.4180</text:p>
          </table:table-cell>
          <table:table-cell table:style-name="ce1" table:formula="of:=([.P11]-[.$B11])/([.$K11]-[.$B11])" office:value-type="float" office:value="0.428206358703938" calcext:value-type="float">
            <text:p>0.4282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0.0976712717134807" calcext:value-type="float">
            <text:p>0.0977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10370966271655" calcext:value-type="float">
            <text:p>0.4104</text:p>
          </table:table-cell>
          <table:table-cell table:style-name="ce1" table:formula="of:=([.P12]-[.$B12])/([.$K12]-[.$B12])" office:value-type="float" office:value="0.420705939325636" calcext:value-type="float">
            <text:p>0.4207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5:10:44.401998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1H1M38S</meta:editing-duration>
    <meta:editing-cycles>7</meta:editing-cycles>
    <meta:generator>LibreOffice/5.1.6.2$Linux_X86_64 LibreOffice_project/10m0$Build-2</meta:generator>
    <dc:date>2017-05-28T16:20:16.708553414</dc:date>
    <meta:document-statistic meta:table-count="1" meta:cell-count="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star" chart:symbol-width="0.15cm" chart:symbol-height="0.1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plus" chart:symbol-width="0.15cm" chart:symbol-height="0.15cm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asterisk" chart:symbol-width="0.15cm" chart:symbol-height="0.1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1.213cm" style:legend-expansion="high" chart:style-name="ch2"/>
        <chart:plot-area chart:style-name="ch3" table:cell-range-address="Sheet1.A16:Sheet1.N26 Sheet1.B15:Sheet1.N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6" chart:label-cell-address="Sheet1.B15:Sheet1.B15" chart:class="chart:scatter">
            <chart:domain table:cell-range-address="Sheet1.A16:Sheet1.A26"/>
            <chart:data-point chart:repeated="11"/>
          </chart:series>
          <chart:series chart:style-name="ch10" chart:values-cell-range-address="Sheet1.C16:Sheet1.C26" chart:label-cell-address="Sheet1.C15:Sheet1.C15" chart:class="chart:scatter">
            <chart:data-point chart:repeated="11"/>
          </chart:series>
          <chart:series chart:style-name="ch11" chart:values-cell-range-address="Sheet1.D16:Sheet1.D26" chart:label-cell-address="Sheet1.D15:Sheet1.D15" chart:class="chart:scatter">
            <chart:data-point chart:repeated="11"/>
          </chart:series>
          <chart:series chart:style-name="ch12" chart:values-cell-range-address="Sheet1.E16:Sheet1.E26" chart:label-cell-address="Sheet1.E15:Sheet1.E15" chart:class="chart:scatter">
            <chart:data-point chart:repeated="11"/>
          </chart:series>
          <chart:series chart:style-name="ch13" chart:values-cell-range-address="Sheet1.F16:Sheet1.F26" chart:label-cell-address="Sheet1.F15:Sheet1.F15" chart:class="chart:scatter">
            <chart:data-point chart:repeated="11"/>
          </chart:series>
          <chart:series chart:style-name="ch14" chart:values-cell-range-address="Sheet1.G16:Sheet1.G26" chart:label-cell-address="Sheet1.G15:Sheet1.G15" chart:class="chart:scatter">
            <chart:data-point chart:repeated="11"/>
          </chart:series>
          <chart:series chart:style-name="ch15" chart:values-cell-range-address="Sheet1.H16:Sheet1.H26" chart:label-cell-address="Sheet1.H15:Sheet1.H15" chart:class="chart:scatter">
            <chart:data-point chart:repeated="11"/>
          </chart:series>
          <chart:series chart:style-name="ch16" chart:values-cell-range-address="Sheet1.I16:Sheet1.I26" chart:label-cell-address="Sheet1.I15:Sheet1.I15" chart:class="chart:scatter">
            <chart:data-point chart:repeated="11"/>
          </chart:series>
          <chart:series chart:style-name="ch17" chart:values-cell-range-address="Sheet1.J16:Sheet1.J26" chart:label-cell-address="Sheet1.J15:Sheet1.J15" chart:class="chart:scatter">
            <chart:data-point chart:repeated="11"/>
          </chart:series>
          <chart:series chart:style-name="ch18" chart:values-cell-range-address="Sheet1.K16:Sheet1.K26" chart:label-cell-address="Sheet1.K15:Sheet1.K15" chart:class="chart:scatter">
            <chart:data-point chart:repeated="11"/>
          </chart:series>
          <chart:series chart:style-name="ch19" chart:values-cell-range-address="Sheet1.L16:Sheet1.L26" chart:label-cell-address="Sheet1.L15:Sheet1.L15" chart:class="chart:scatter">
            <chart:data-point chart:repeated="11"/>
          </chart:series>
          <chart:series chart:style-name="ch20" chart:values-cell-range-address="Sheet1.M16:Sheet1.M26" chart:label-cell-address="Sheet1.M15:Sheet1.M15" chart:class="chart:scatter">
            <chart:data-point chart:repeated="11"/>
          </chart:series>
          <chart:series chart:style-name="ch21" chart:values-cell-range-address="Sheet1.N16:Sheet1.N26" chart:label-cell-address="Sheet1.N15:Sheet1.N15" chart:class="chart:scatter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NB0(2)</text:p>
                <draw:g>
                  <svg:desc>Sheet1.J15:Sheet1.J15</svg:desc>
                </draw:g>
              </table:table-cell>
              <table:table-cell office:value-type="string">
                <text:p>NB1(2)</text:p>
                <draw:g>
                  <svg:desc>Sheet1.K15:Sheet1.K15</svg:desc>
                </draw:g>
              </table:table-cell>
              <table:table-cell office:value-type="string">
                <text:p>NB2(2)</text:p>
                <draw:g>
                  <svg:desc>Sheet1.L15:Sheet1.L15</svg:desc>
                </draw:g>
              </table:table-cell>
              <table:table-cell office:value-type="string">
                <text:p>NB3(2)</text:p>
                <draw:g>
                  <svg:desc>Sheet1.M15:Sheet1.M15</svg:desc>
                </draw:g>
              </table:table-cell>
              <table:table-cell office:value-type="string">
                <text:p>NB4(2)</text:p>
                <draw:g>
                  <svg:desc>Sheet1.N15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6</svg:desc>
                </draw:g>
              </table:table-cell>
              <table:table-cell office:value-type="float" office:value="-0">
                <text:p>-0</text:p>
                <draw:g>
                  <svg:desc>Sheet1.B16:Sheet1.B26</svg:desc>
                </draw:g>
              </table:table-cell>
              <table:table-cell office:value-type="float" office:value="-0">
                <text:p>-0</text:p>
                <draw:g>
                  <svg:desc>Sheet1.C16:Sheet1.C26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6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6</svg:desc>
                </draw:g>
              </table:table-cell>
              <table:table-cell office:value-type="float" office:value="1">
                <text:p>1</text:p>
                <draw:g>
                  <svg:desc>Sheet1.F16:Sheet1.F26</svg:desc>
                </draw:g>
              </table:table-cell>
              <table:table-cell office:value-type="float" office:value="1">
                <text:p>1</text:p>
                <draw:g>
                  <svg:desc>Sheet1.G16:Sheet1.G26</svg:desc>
                </draw:g>
              </table:table-cell>
              <table:table-cell office:value-type="float" office:value="1">
                <text:p>1</text:p>
                <draw:g>
                  <svg:desc>Sheet1.H16:Sheet1.H26</svg:desc>
                </draw:g>
              </table:table-cell>
              <table:table-cell office:value-type="float" office:value="1">
                <text:p>1</text:p>
                <draw:g>
                  <svg:desc>Sheet1.I16:Sheet1.I26</svg:desc>
                </draw:g>
              </table:table-cell>
              <table:table-cell office:value-type="float" office:value="0.992916052511515">
                <text:p>0.992916052511515</text:p>
                <draw:g>
                  <svg:desc>Sheet1.J16:Sheet1.J26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6</svg:desc>
                </draw:g>
              </table:table-cell>
              <table:table-cell office:value-type="float" office:value="0.999807742552344">
                <text:p>0.999807742552344</text:p>
                <draw:g>
                  <svg:desc>Sheet1.L16:Sheet1.L26</svg:desc>
                </draw:g>
              </table:table-cell>
              <table:table-cell office:value-type="float" office:value="0.999807742552344">
                <text:p>0.999807742552344</text:p>
                <draw:g>
                  <svg:desc>Sheet1.M16:Sheet1.M26</svg:desc>
                </draw:g>
              </table:table-cell>
              <table:table-cell office:value-type="float" office:value="1">
                <text:p>1</text:p>
                <draw:g>
                  <svg:desc>Sheet1.N16:Sheet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204613730104">
                <text:p>0.999204613730104</text:p>
              </table:table-cell>
              <table:table-cell office:value-type="float" office:value="0.9992107320861">
                <text:p>0.9992107320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6674138896691">
                <text:p>0.996674138896691</text:p>
              </table:table-cell>
              <table:table-cell office:value-type="float" office:value="0.996708820981079">
                <text:p>0.996708820981079</text:p>
              </table:table-cell>
              <table:table-cell office:value-type="float" office:value="0.999989746166357">
                <text:p>0.999989746166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85657245742435">
                <text:p>0.985657245742435</text:p>
              </table:table-cell>
              <table:table-cell office:value-type="float" office:value="0.985883891933524">
                <text:p>0.985883891933524</text:p>
              </table:table-cell>
              <table:table-cell office:value-type="float" office:value="0.999813143295427">
                <text:p>0.999813143295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37890518414126">
                <text:p>0.937890518414126</text:p>
              </table:table-cell>
              <table:table-cell office:value-type="float" office:value="0.939308187058512">
                <text:p>0.939308187058512</text:p>
              </table:table-cell>
              <table:table-cell office:value-type="float" office:value="0.996432860476193">
                <text:p>0.996432860476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784564137227724">
                <text:p>0.784564137227724</text:p>
              </table:table-cell>
              <table:table-cell office:value-type="float" office:value="0.789684302608342">
                <text:p>0.789684302608342</text:p>
              </table:table-cell>
              <table:table-cell office:value-type="float" office:value="0.949284935730713">
                <text:p>0.949284935730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.0316954045729007">
                <text:p>0.0316954045729007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582217285564117">
                <text:p>0.582217285564117</text:p>
              </table:table-cell>
              <table:table-cell office:value-type="float" office:value="0.59054351917061">
                <text:p>0.59054351917061</text:p>
              </table:table-cell>
              <table:table-cell office:value-type="float" office:value="0.794524966287937">
                <text:p>0.794524966287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.0843694441251312">
                <text:p>0.0843694441251312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477083811835668">
                <text:p>0.477083811835668</text:p>
              </table:table-cell>
              <table:table-cell office:value-type="float" office:value="0.486668977084845">
                <text:p>0.486668977084845</text:p>
              </table:table-cell>
              <table:table-cell office:value-type="float" office:value="0.677280657118923">
                <text:p>0.677280657118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.0941513390468703">
                <text:p>0.0941513390468703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435144870434401">
                <text:p>0.435144870434401</text:p>
              </table:table-cell>
              <table:table-cell office:value-type="float" office:value="0.445206907912206">
                <text:p>0.445206907912206</text:p>
              </table:table-cell>
              <table:table-cell office:value-type="float" office:value="0.622448462562671">
                <text:p>0.622448462562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.0967609164051031">
                <text:p>0.0967609164051031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41795210866734">
                <text:p>0.41795210866734</text:p>
              </table:table-cell>
              <table:table-cell office:value-type="float" office:value="0.428206358703938">
                <text:p>0.428206358703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.0976712717134807">
                <text:p>0.0976712717134807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10370966271655">
                <text:p>0.410370966271655</text:p>
              </table:table-cell>
              <table:table-cell office:value-type="float" office:value="0.420705939325636">
                <text:p>0.4207059393256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5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0.7" chart:maximum="1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star" chart:symbol-width="0.15cm" chart:symbol-height="0.1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plus" chart:symbol-width="0.15cm" chart:symbol-height="0.15cm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asterisk" chart:symbol-width="0.15cm" chart:symbol-height="0.1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1.213cm" style:legend-expansion="high" chart:style-name="ch2"/>
        <chart:plot-area chart:style-name="ch3" table:cell-range-address="Sheet1.A16:Sheet1.N26 Sheet1.B15:Sheet1.N15" chart:data-source-has-labels="row" svg:x="0.32cm" svg:y="0.18cm" svg:width="12.078cm" svg:height="8.64cm">
          <chartooo:coordinate-region svg:x="1.669cm" svg:y="0.379cm" svg:width="10.729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6" chart:label-cell-address="Sheet1.B15:Sheet1.B15" chart:class="chart:scatter">
            <chart:domain table:cell-range-address="Sheet1.A16:Sheet1.A26"/>
            <chart:data-point chart:repeated="11"/>
          </chart:series>
          <chart:series chart:style-name="ch10" chart:values-cell-range-address="Sheet1.C16:Sheet1.C26" chart:label-cell-address="Sheet1.C15:Sheet1.C15" chart:class="chart:scatter">
            <chart:data-point chart:repeated="11"/>
          </chart:series>
          <chart:series chart:style-name="ch11" chart:values-cell-range-address="Sheet1.D16:Sheet1.D26" chart:label-cell-address="Sheet1.D15:Sheet1.D15" chart:class="chart:scatter">
            <chart:data-point chart:repeated="11"/>
          </chart:series>
          <chart:series chart:style-name="ch12" chart:values-cell-range-address="Sheet1.E16:Sheet1.E26" chart:label-cell-address="Sheet1.E15:Sheet1.E15" chart:class="chart:scatter">
            <chart:data-point chart:repeated="11"/>
          </chart:series>
          <chart:series chart:style-name="ch13" chart:values-cell-range-address="Sheet1.F16:Sheet1.F26" chart:label-cell-address="Sheet1.F15:Sheet1.F15" chart:class="chart:scatter">
            <chart:data-point chart:repeated="11"/>
          </chart:series>
          <chart:series chart:style-name="ch14" chart:values-cell-range-address="Sheet1.G16:Sheet1.G26" chart:label-cell-address="Sheet1.G15:Sheet1.G15" chart:class="chart:scatter">
            <chart:data-point chart:repeated="11"/>
          </chart:series>
          <chart:series chart:style-name="ch15" chart:values-cell-range-address="Sheet1.H16:Sheet1.H26" chart:label-cell-address="Sheet1.H15:Sheet1.H15" chart:class="chart:scatter">
            <chart:data-point chart:repeated="11"/>
          </chart:series>
          <chart:series chart:style-name="ch16" chart:values-cell-range-address="Sheet1.I16:Sheet1.I26" chart:label-cell-address="Sheet1.I15:Sheet1.I15" chart:class="chart:scatter">
            <chart:data-point chart:repeated="11"/>
          </chart:series>
          <chart:series chart:style-name="ch17" chart:values-cell-range-address="Sheet1.J16:Sheet1.J26" chart:label-cell-address="Sheet1.J15:Sheet1.J15" chart:class="chart:scatter">
            <chart:data-point chart:repeated="11"/>
          </chart:series>
          <chart:series chart:style-name="ch18" chart:values-cell-range-address="Sheet1.K16:Sheet1.K26" chart:label-cell-address="Sheet1.K15:Sheet1.K15" chart:class="chart:scatter">
            <chart:data-point chart:repeated="11"/>
          </chart:series>
          <chart:series chart:style-name="ch19" chart:values-cell-range-address="Sheet1.L16:Sheet1.L26" chart:label-cell-address="Sheet1.L15:Sheet1.L15" chart:class="chart:scatter">
            <chart:data-point chart:repeated="11"/>
          </chart:series>
          <chart:series chart:style-name="ch20" chart:values-cell-range-address="Sheet1.M16:Sheet1.M26" chart:label-cell-address="Sheet1.M15:Sheet1.M15" chart:class="chart:scatter">
            <chart:data-point chart:repeated="11"/>
          </chart:series>
          <chart:series chart:style-name="ch21" chart:values-cell-range-address="Sheet1.N16:Sheet1.N26" chart:label-cell-address="Sheet1.N15:Sheet1.N15" chart:class="chart:scatter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NB0(2)</text:p>
                <draw:g>
                  <svg:desc>Sheet1.J15:Sheet1.J15</svg:desc>
                </draw:g>
              </table:table-cell>
              <table:table-cell office:value-type="string">
                <text:p>NB1(2)</text:p>
                <draw:g>
                  <svg:desc>Sheet1.K15:Sheet1.K15</svg:desc>
                </draw:g>
              </table:table-cell>
              <table:table-cell office:value-type="string">
                <text:p>NB2(2)</text:p>
                <draw:g>
                  <svg:desc>Sheet1.L15:Sheet1.L15</svg:desc>
                </draw:g>
              </table:table-cell>
              <table:table-cell office:value-type="string">
                <text:p>NB3(2)</text:p>
                <draw:g>
                  <svg:desc>Sheet1.M15:Sheet1.M15</svg:desc>
                </draw:g>
              </table:table-cell>
              <table:table-cell office:value-type="string">
                <text:p>NB4(2)</text:p>
                <draw:g>
                  <svg:desc>Sheet1.N15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6</svg:desc>
                </draw:g>
              </table:table-cell>
              <table:table-cell office:value-type="float" office:value="-0">
                <text:p>-0</text:p>
                <draw:g>
                  <svg:desc>Sheet1.B16:Sheet1.B26</svg:desc>
                </draw:g>
              </table:table-cell>
              <table:table-cell office:value-type="float" office:value="-0">
                <text:p>-0</text:p>
                <draw:g>
                  <svg:desc>Sheet1.C16:Sheet1.C26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6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6</svg:desc>
                </draw:g>
              </table:table-cell>
              <table:table-cell office:value-type="float" office:value="1">
                <text:p>1</text:p>
                <draw:g>
                  <svg:desc>Sheet1.F16:Sheet1.F26</svg:desc>
                </draw:g>
              </table:table-cell>
              <table:table-cell office:value-type="float" office:value="1">
                <text:p>1</text:p>
                <draw:g>
                  <svg:desc>Sheet1.G16:Sheet1.G26</svg:desc>
                </draw:g>
              </table:table-cell>
              <table:table-cell office:value-type="float" office:value="1">
                <text:p>1</text:p>
                <draw:g>
                  <svg:desc>Sheet1.H16:Sheet1.H26</svg:desc>
                </draw:g>
              </table:table-cell>
              <table:table-cell office:value-type="float" office:value="1">
                <text:p>1</text:p>
                <draw:g>
                  <svg:desc>Sheet1.I16:Sheet1.I26</svg:desc>
                </draw:g>
              </table:table-cell>
              <table:table-cell office:value-type="float" office:value="0.992916052511515">
                <text:p>0.992916052511515</text:p>
                <draw:g>
                  <svg:desc>Sheet1.J16:Sheet1.J26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6</svg:desc>
                </draw:g>
              </table:table-cell>
              <table:table-cell office:value-type="float" office:value="0.999807742552344">
                <text:p>0.999807742552344</text:p>
                <draw:g>
                  <svg:desc>Sheet1.L16:Sheet1.L26</svg:desc>
                </draw:g>
              </table:table-cell>
              <table:table-cell office:value-type="float" office:value="0.999807742552344">
                <text:p>0.999807742552344</text:p>
                <draw:g>
                  <svg:desc>Sheet1.M16:Sheet1.M26</svg:desc>
                </draw:g>
              </table:table-cell>
              <table:table-cell office:value-type="float" office:value="1">
                <text:p>1</text:p>
                <draw:g>
                  <svg:desc>Sheet1.N16:Sheet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204613730104">
                <text:p>0.999204613730104</text:p>
              </table:table-cell>
              <table:table-cell office:value-type="float" office:value="0.9992107320861">
                <text:p>0.9992107320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6674138896691">
                <text:p>0.996674138896691</text:p>
              </table:table-cell>
              <table:table-cell office:value-type="float" office:value="0.996708820981079">
                <text:p>0.996708820981079</text:p>
              </table:table-cell>
              <table:table-cell office:value-type="float" office:value="0.999989746166357">
                <text:p>0.999989746166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85657245742435">
                <text:p>0.985657245742435</text:p>
              </table:table-cell>
              <table:table-cell office:value-type="float" office:value="0.985883891933524">
                <text:p>0.985883891933524</text:p>
              </table:table-cell>
              <table:table-cell office:value-type="float" office:value="0.999813143295427">
                <text:p>0.999813143295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37890518414126">
                <text:p>0.937890518414126</text:p>
              </table:table-cell>
              <table:table-cell office:value-type="float" office:value="0.939308187058512">
                <text:p>0.939308187058512</text:p>
              </table:table-cell>
              <table:table-cell office:value-type="float" office:value="0.996432860476193">
                <text:p>0.996432860476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784564137227724">
                <text:p>0.784564137227724</text:p>
              </table:table-cell>
              <table:table-cell office:value-type="float" office:value="0.789684302608342">
                <text:p>0.789684302608342</text:p>
              </table:table-cell>
              <table:table-cell office:value-type="float" office:value="0.949284935730713">
                <text:p>0.949284935730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.0316954045729007">
                <text:p>0.0316954045729007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582217285564117">
                <text:p>0.582217285564117</text:p>
              </table:table-cell>
              <table:table-cell office:value-type="float" office:value="0.59054351917061">
                <text:p>0.59054351917061</text:p>
              </table:table-cell>
              <table:table-cell office:value-type="float" office:value="0.794524966287937">
                <text:p>0.794524966287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.0843694441251312">
                <text:p>0.0843694441251312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477083811835668">
                <text:p>0.477083811835668</text:p>
              </table:table-cell>
              <table:table-cell office:value-type="float" office:value="0.486668977084845">
                <text:p>0.486668977084845</text:p>
              </table:table-cell>
              <table:table-cell office:value-type="float" office:value="0.677280657118923">
                <text:p>0.677280657118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.0941513390468703">
                <text:p>0.0941513390468703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435144870434401">
                <text:p>0.435144870434401</text:p>
              </table:table-cell>
              <table:table-cell office:value-type="float" office:value="0.445206907912206">
                <text:p>0.445206907912206</text:p>
              </table:table-cell>
              <table:table-cell office:value-type="float" office:value="0.622448462562671">
                <text:p>0.622448462562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.0967609164051031">
                <text:p>0.0967609164051031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41795210866734">
                <text:p>0.41795210866734</text:p>
              </table:table-cell>
              <table:table-cell office:value-type="float" office:value="0.428206358703938">
                <text:p>0.428206358703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.0976712717134807">
                <text:p>0.0976712717134807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10370966271655">
                <text:p>0.410370966271655</text:p>
              </table:table-cell>
              <table:table-cell office:value-type="float" office:value="0.420705939325636">
                <text:p>0.4207059393256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